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43.37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mkhulek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reche Avg Last Year</text:p>
          </table:table-cell>
          <table:table-cell office:value-type="string" calcext:value-type="string">
            <text:p>Creche Average This year</text:p>
          </table:table-cell>
          <table:table-cell office:value-type="string" calcext:value-type="string">
            <text:p>Population Average</text:p>
          </table:table-cell>
          <table:table-cell office:value-type="string" calcext:value-type="string">
            <text:p>Difference From Average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2.7" calcext:value-type="float">
            <text:p>2.7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ollow_instruc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lf_pic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match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w_lines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dough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clapping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float" office:value="2.1" calcext:value-type="float">
            <text:p>2.1</text:p>
          </table:table-cell>
          <table:table-cell office:value-type="float" office:value="2.7" calcext:value-type="float">
            <text:p>2.7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five_puzz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ance_freeze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laminated_shape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eanbag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ead_book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core_fine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score_gross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score_cognitive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ean14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</table:table-row>
      </table:table>
      <table:table table:name="Sunri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reche Avg Last Year</text:p>
          </table:table-cell>
          <table:table-cell office:value-type="string" calcext:value-type="string">
            <text:p>Creche Average This year</text:p>
          </table:table-cell>
          <table:table-cell office:value-type="string" calcext:value-type="string">
            <text:p>Population Average</text:p>
          </table:table-cell>
          <table:table-cell office:value-type="string" calcext:value-type="string">
            <text:p>Difference From Average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follow_instruc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lf_pic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atch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w_lines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laydough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clapping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five_puzz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dance_freeze</text:p>
          </table:table-cell>
          <table:table-cell office:value-type="float" office:value="2.8" calcext:value-type="float">
            <text:p>2.8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laminated_shape</text:p>
          </table:table-cell>
          <table:table-cell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anba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_book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score_fine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core_gross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score_cognitive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14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Sbukosezw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reche Avg Last Year</text:p>
          </table:table-cell>
          <table:table-cell office:value-type="string" calcext:value-type="string">
            <text:p>Creche Average This year</text:p>
          </table:table-cell>
          <table:table-cell office:value-type="string" calcext:value-type="string">
            <text:p>Population Average</text:p>
          </table:table-cell>
          <table:table-cell office:value-type="string" calcext:value-type="string">
            <text:p>Difference From Average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follow_instruct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lf_pic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match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raw_lines</text:p>
          </table:table-cell>
          <table:table-cell office:value-type="float" office:value="2.7" calcext:value-type="float">
            <text:p>2.7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dough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clapping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five_puzz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dance_freeze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aminated_shape</text:p>
          </table:table-cell>
          <table:table-cell office:value-type="float" office:value="1.3" calcext:value-type="float">
            <text:p>1.3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eanbag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read_book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score_fine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core_gross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core_cognitive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ean14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</table:table-row>
      </table:table>
      <table:table table:name="Raph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reche Avg Last Year</text:p>
          </table:table-cell>
          <table:table-cell office:value-type="string" calcext:value-type="string">
            <text:p>Creche Average This year</text:p>
          </table:table-cell>
          <table:table-cell office:value-type="string" calcext:value-type="string">
            <text:p>Population Average</text:p>
          </table:table-cell>
          <table:table-cell office:value-type="string" calcext:value-type="string">
            <text:p>Difference From Average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follow_instruct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self_pic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raw_lines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playdough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clapping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five_puzz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ce_freez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laminated_shape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beanbag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read_book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core_fine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score_gross</text:p>
          </table:table-cell>
          <table:table-cell table:number-columns-repeated="3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_cognitive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1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oth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reche Avg Last Year</text:p>
          </table:table-cell>
          <table:table-cell office:value-type="string" calcext:value-type="string">
            <text:p>Creche Average This year</text:p>
          </table:table-cell>
          <table:table-cell office:value-type="string" calcext:value-type="string">
            <text:p>Population Average</text:p>
          </table:table-cell>
          <table:table-cell office:value-type="string" calcext:value-type="string">
            <text:p>Difference From Average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llow_instruct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self_pic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matching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raw_lines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dough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lapping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ve_puzz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ce_freeze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laminated_shape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beanbag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read_book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_fine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_gross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score_cognitive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14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kwaNomus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reche Avg Last Year</text:p>
          </table:table-cell>
          <table:table-cell office:value-type="string" calcext:value-type="string">
            <text:p>Creche Average This year</text:p>
          </table:table-cell>
          <table:table-cell office:value-type="string" calcext:value-type="string">
            <text:p>Population Average</text:p>
          </table:table-cell>
          <table:table-cell office:value-type="string" calcext:value-type="string">
            <text:p>Difference From Average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follow_instruct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elf_pic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atching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raw_lines</text:p>
          </table:table-cell>
          <table:table-cell office:value-type="float" office:value="2.6" calcext:value-type="float">
            <text:p>2.6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playdough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lapping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five_puzz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ance_freez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laminated_shape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beanbag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read_book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core_fine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core_gross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core_cognitive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ean14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n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reche Avg Last Year</text:p>
          </table:table-cell>
          <table:table-cell office:value-type="string" calcext:value-type="string">
            <text:p>Creche Average This year</text:p>
          </table:table-cell>
          <table:table-cell office:value-type="string" calcext:value-type="string">
            <text:p>Population Average</text:p>
          </table:table-cell>
          <table:table-cell office:value-type="string" calcext:value-type="string">
            <text:p>Difference From Average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follow_instruct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self_pic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matching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draw_lines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dough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clapping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ive_puzz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dance_freeze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laminated_shape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beanbag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read_book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score_fine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score_gross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score_cogniti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mean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-0.2" calcext:value-type="float">
            <text:p>-0.2</text:p>
          </table:table-cell>
        </table:table-row>
      </table:table>
      <table:table table:name="iThemb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reche Avg Last Year</text:p>
          </table:table-cell>
          <table:table-cell office:value-type="string" calcext:value-type="string">
            <text:p>Creche Average This year</text:p>
          </table:table-cell>
          <table:table-cell office:value-type="string" calcext:value-type="string">
            <text:p>Population Average</text:p>
          </table:table-cell>
          <table:table-cell office:value-type="string" calcext:value-type="string">
            <text:p>Difference From Average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llow_instruct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lf_pic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match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w_lines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laydough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clapping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five_puzz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dance_freez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laminated_shape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beanbag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_book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core_fine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core_gross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core_cognitive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14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47:35.989782219</meta:creation-date>
    <meta:generator>LibreOffice/5.1.6.2$Linux_X86_64 LibreOffice_project/10m0$Build-2</meta:generator>
    <dc:date>2018-03-02T15:52:52.769704744</dc:date>
    <meta:editing-duration>PT5M16S</meta:editing-duration>
    <meta:editing-cycles>2</meta:editing-cycles>
    <meta:document-statistic meta:table-count="8" meta:cell-count="752" meta:object-count="0"/>
  </office:meta>
</office:document-meta>
</file>